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2.3528in" fo:break-before="auto" style:use-optimal-row-height="true"/>
    </style:style>
    <style:style style:name="ro9" style:family="table-row">
      <style:table-row-properties style:row-height="4.5291in" fo:break-before="auto" style:use-optimal-row-height="true"/>
    </style:style>
    <style:style style:name="ro10" style:family="table-row">
      <style:table-row-properties style:row-height="3.4409in" fo:break-before="auto" style:use-optimal-row-height="true"/>
    </style:style>
    <style:style style:name="ro11" style:family="table-row">
      <style:table-row-properties style:row-height="2.5075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1.57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3">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4">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5">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5">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6">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7">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1">
          <table:table-cell/>
          <table:table-cell table:style-name="Default" table:number-columns-repeated="5"/>
        </table:table-row>
        <table:table-row table:style-name="ro1" table:number-rows-repeated="20">
          <table:table-cell table:number-columns-repeated="6"/>
        </table:table-row>
        <table:table-row table:style-name="ro1">
          <table:table-cell table:number-columns-repeated="6"/>
        </table:table-row>
      </table:table>
      <table:table table:name="seal" table:style-name="ta1">
        <table:table-column table:style-name="co7" table:default-cell-style-name="Default"/>
        <table:table-row table:style-name="ro1">
          <table:table-cell/>
        </table:table-row>
      </table:table>
      <table:table table:name="diamond" table:style-name="ta1">
        <table:table-column table:style-name="co7" table:default-cell-style-name="Default"/>
        <table:table-row table:style-name="ro1">
          <table:table-cell/>
        </table:table-row>
      </table:table>
      <table:table table:name="heart" table:style-name="ta1">
        <table:table-column table:style-name="co7" table:default-cell-style-name="Default"/>
        <table:table-row table:style-name="ro1">
          <table:table-cell/>
        </table:table-row>
      </table:table>
      <table:table table:name="eyes" table:style-name="ta1">
        <table:table-column table:style-name="co7" table:default-cell-style-name="Default"/>
        <table:table-row table:style-name="ro1">
          <table:table-cell office:value-type="string">
            <text:p>rluu: Excerpts connected to 'eye' or 'eyes'.</text:p>
          </table:table-cell>
        </table:table-row>
      </table:table>
      <table:table table:name="hand" table:style-name="ta1">
        <table:table-column table:style-name="co7" table:default-cell-style-name="Default"/>
        <table:table-row table:style-name="ro1">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4">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9">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0">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office:value-type="string">
            <text:p>Alone</text:p>
          </table:table-cell>
        </table:table-row>
        <table:table-row table:style-name="ro5">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lone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1">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6">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2">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1">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5">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14">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1" table:number-rows-repeated="37">
          <table:table-cell table:number-columns-repeated="6"/>
        </table:table-row>
        <table:table-row table:style-name="ro1">
          <table:table-cell table:number-columns-repeated="6"/>
        </table:table-row>
      </table:table>
      <table:table table:name="eagle" table:style-name="ta1">
        <table:table-column table:style-name="co7" table:default-cell-style-name="Default"/>
        <table:table-row table:style-name="ro1">
          <table:table-cell/>
        </table:table-row>
      </table:table>
      <table:table table:name="arms" table:style-name="ta1">
        <table:table-column table:style-name="co7" table:default-cell-style-name="Default"/>
        <table:table-row table:style-name="ro1">
          <table:table-cell office:value-type="string">
            <text:p>rluu: Excerpts connected to 'arm' or 'arms', that are likely to be connected to cycles.</text:p>
          </table:table-cell>
        </table:table-row>
      </table:table>
      <table:table table:name="wisdom" table:style-name="ta1">
        <table:table-column table:style-name="co7" table:default-cell-style-name="Default"/>
        <table:table-row table:style-name="ro1">
          <table:table-cell/>
        </table:table-row>
      </table:table>
      <table:table table:name="strength" table:style-name="ta1">
        <table:table-column table:style-name="co7" table:default-cell-style-name="Default"/>
        <table:table-row table:style-name="ro1">
          <table:table-cell/>
        </table:table-row>
      </table:table>
      <table:table table:name="trust" table:style-name="ta1">
        <table:table-column table:style-name="co7" table:default-cell-style-name="Default"/>
        <table:table-row table:style-name="ro1">
          <table:table-cell/>
        </table:table-row>
      </table:table>
      <table:table table:name="charity" table:style-name="ta1">
        <table:table-column table:style-name="co7" table:default-cell-style-name="Default"/>
        <table:table-row table:style-name="ro1">
          <table:table-cell/>
        </table:table-row>
      </table:table>
      <table:table table:name="faith" table:style-name="ta1">
        <table:table-column table:style-name="co7" table:default-cell-style-name="Default"/>
        <table:table-row table:style-name="ro1">
          <table:table-cell/>
        </table:table-row>
      </table:table>
      <table:table table:name="hope" table:style-name="ta1">
        <table:table-column table:style-name="co7" table:default-cell-style-name="Default"/>
        <table:table-row table:style-name="ro1">
          <table:table-cell/>
        </table:table-row>
      </table:table>
      <table:table table:name="love" table:style-name="ta1">
        <table:table-column table:style-name="co7" table:default-cell-style-name="Default"/>
        <table:table-row table:style-name="ro1">
          <table:table-cell/>
        </table:table-row>
      </table:table>
      <table:table table:name="woman" table:style-name="ta1">
        <table:table-column table:style-name="co7" table:default-cell-style-name="Default"/>
        <table:table-row table:style-name="ro1">
          <table:table-cell/>
        </table:table-row>
      </table:table>
      <table:table table:name="key" table:style-name="ta1">
        <table:table-column table:style-name="co7" table:default-cell-style-name="Default"/>
        <table:table-row table:style-name="ro1">
          <table:table-cell/>
        </table:table-row>
      </table:table>
      <table:table table:name="69" table:style-name="ta1">
        <table:table-column table:style-name="co7" table:default-cell-style-name="Default"/>
        <table:table-row table:style-name="ro1">
          <table:table-cell/>
        </table:table-row>
      </table:table>
      <table:table table:name="77" table:style-name="ta1">
        <table:table-column table:style-name="co7" table:default-cell-style-name="Default"/>
        <table:table-row table:style-name="ro1">
          <table:table-cell/>
        </table:table-row>
      </table:table>
      <table:table table:name="19" table:style-name="ta1">
        <table:table-column table:style-name="co7" table:default-cell-style-name="Default"/>
        <table:table-row table:style-name="ro1">
          <table:table-cell/>
        </table:table-row>
      </table:table>
      <table:table table:name="37" table:style-name="ta1">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5">01/15/2013</text:date>, <text:time>17:0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3.4$Unix LibreOffice_project/340m1$Build-1505</meta:generator>
    <dc:date>2013-01-15T17:05:47</dc:date>
    <dc:creator>Ryan </dc:creator>
    <meta:editing-duration>PT3H46M43S</meta:editing-duration>
    <meta:editing-cycles>19</meta:editing-cycles>
    <meta:document-statistic meta:table-count="22" meta:cell-count="91" meta:object-count="0"/>
  </office:meta>
</office:document-meta>
</file>